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  <style:text-properties officeooo:rsid="000b5a68" officeooo:paragraph-rsid="000b5a68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0b5a68"/>
    </style:style>
    <style:style style:name="P3" style:family="paragraph" style:parent-style-name="Title">
      <style:paragraph-properties fo:margin-top="0in" fo:margin-bottom="0in" style:contextual-spacing="false" fo:text-align="start" style:justify-single-word="false"/>
      <style:text-properties officeooo:rsid="000b5a68" officeooo:paragraph-rsid="000b5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nedżer w organizacji:</text:p>
      <text:h text:style-name="P1" text:outline-level="1">Lekcja 1 <text:tab/><text:tab/><text:tab/><text:tab/><text:tab/><text:tab/>(2:30pm-4:00pm 22/2/2024):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35in" fo:margin-right="0.433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45:00.203417156</meta:creation-date>
    <dc:date>2024-02-22T14:46:50.814536931</dc:date>
    <meta:editing-duration>PT1M51S</meta:editing-duration>
    <meta:editing-cycles>1</meta:editing-cycles>
    <meta:document-statistic meta:table-count="0" meta:image-count="0" meta:object-count="0" meta:page-count="1" meta:paragraph-count="2" meta:word-count="7" meta:character-count="64" meta:non-whitespace-character-count="53"/>
    <meta:generator>LibreOffice/24.2.0.3$Linux_X86_64 LibreOffice_project/420$Build-3</meta:generator>
  </office:meta>
</office:document-meta>
</file>